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8" style:family="paragraph" style:parent-style-name="Table_20_Contents">
      <style:text-properties style:font-name="Courier" fo:font-size="7pt" style:font-size-asian="7pt" style:font-size-complex="7pt"/>
    </style:style>
    <style:style style:name="P9" style:family="paragraph" style:parent-style-name="Table_20_Contents">
      <style:text-properties style:font-name="Courier" fo:font-size="7pt" style:text-underline-style="none" style:font-size-asian="7pt" style:font-size-complex="7pt"/>
    </style:style>
    <style:style style:name="P10"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1" style:family="paragraph" style:parent-style-name="Table_20_Contents">
      <style:text-properties style:font-name="Courier" fo:font-size="7pt" fo:font-weight="bold" style:font-size-asian="7pt" style:font-weight-asian="bold" style:font-size-complex="7pt" style:font-weight-complex="bold"/>
    </style:style>
    <style:style style:name="P12" style:family="paragraph" style:parent-style-name="Preformatted_20_Text">
      <style:text-properties style:font-name="Courier" fo:font-size="9pt" fo:font-weight="normal" style:font-size-asian="9pt" style:font-weight-asian="normal" style:font-size-complex="9pt" style:font-weight-complex="normal"/>
    </style:style>
    <style:style style:name="P13" style:family="paragraph" style:parent-style-name="Preformatted_20_Text">
      <style:text-properties style:font-name="Courier" fo:font-size="9pt" style:font-size-asian="9pt" style:font-size-complex="9pt"/>
    </style:style>
    <style:style style:name="P14"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5"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6"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17" style:family="paragraph" style:parent-style-name="Preformatted_20_Text">
      <style:paragraph-properties fo:margin-top="0in" fo:margin-bottom="0.1965in"/>
    </style:style>
    <style:style style:name="P18"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9" style:family="paragraph" style:parent-style-name="Preformatted_20_Text">
      <style:paragraph-properties fo:margin-top="0in" fo:margin-bottom="0.1965in"/>
      <style:text-properties style:font-name="Courier" fo:font-size="9pt" style:font-size-asian="9pt" style:font-size-complex="9pt"/>
    </style:style>
    <style:style style:name="P20" style:family="paragraph" style:parent-style-name="Table_20_Contents">
      <style:text-properties style:font-name="Courier" fo:font-size="9pt" style:font-size-asian="9pt" style:font-size-complex="9pt"/>
    </style:style>
    <style:style style:name="P21" style:family="paragraph" style:parent-style-name="Preformatted_20_Text">
      <style:text-properties style:font-name="Courier" fo:font-size="9pt" style:font-size-asian="9pt" style:font-size-complex="9pt"/>
    </style:style>
    <style:style style:name="T1" style:family="text">
      <style:text-properties style:font-name="Courier" fo:font-size="9pt" style:font-size-asian="9pt" style:font-size-complex="9pt"/>
    </style:style>
    <style:style style:name="T2" style:family="text">
      <style:text-properties style:font-name="Courier" fo:font-size="9pt" fo:background-color="transparent" style:font-size-asian="9pt" style:font-size-complex="9pt"/>
    </style:style>
    <style:style style:name="T3" style:family="text">
      <style:text-properties style:font-name="Courier" fo:font-size="9pt" style:text-underline-style="solid" style:text-underline-width="auto" style:text-underline-color="font-color" fo:background-color="transparent" style:font-size-asian="9pt" style:font-size-complex="9pt"/>
    </style:style>
    <style:style style:name="T4" style:family="text">
      <style:text-properties style:font-name="Courier" fo:font-size="9pt" style:text-underline-style="none" fo:background-color="transparent" style:font-size-asian="9pt" style:font-size-complex="9pt"/>
    </style:style>
    <style:style style:name="T5" style:family="text">
      <style:text-properties style:font-name="Courier" fo:font-size="9pt" fo:font-style="normal" style:text-underline-style="none" style:font-size-asian="9pt" style:font-style-asian="normal" style:font-size-complex="9pt" style:font-style-complex="normal"/>
    </style:style>
    <style:style style:name="T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8">(priority)</text:p>
              <text:p text:style-name="P9">=&gt;exec or </text:p>
              <text:p text:style-name="P9"><text:s text:c="2"/>script <text:s text:c="9"/></text:p>
              <text:p text:style-name="P9"><text:s text:c="2"/>name</text:p>
              <text:p text:style-name="P9"/>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8">1</text:p>
            <text:p text:style-name="P8">(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2">Warning Message:</text:p>
            <text:p text:style-name="P12">--&gt;Received count of &lt;0&gt; hkt files and count of &lt;0&gt; xml files from directory</text:p>
            <text:p text:style-name="P12">&lt;/tmp21/jsoc/sdo/mocprods/lzp&gt;.</text:p>
            <text:p text:style-name="P12">--&gt;When executing script &lt;/home/production/cvs/JSOC/proj/lev0/scripts/hk/dsdf.pl&gt;</text:p>
            <text:p text:style-name="P18">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9">(1)Confirm the process </text:span>that retrieves Dayfiles from MOC is working. Check with Art or Hao.</text:p>
            <text:p text:style-name="P4"><text:span text:style-name="T9">(2-option a)</text:span>Once this is working the process will pick up dayfiles for lost day(s) and the current day and save dayfiles at 10PM-PDT.</text:p>
            <text:p text:style-name="P4">(<text:span text:style-name="T9">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2</text:p>
            <text:p text:style-name="P8">(low-high)</text:p>
            <text:p text:style-name="P11">=&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2">Warning Message:</text:p>
            <text:p text:style-name="P13">--&gt;Received count of &lt;3&gt; hkt files and count of &lt;3&gt; xml files from directory &lt;/home3/carl/cvs/JSOC/proj/lev0/scripts/hk/pup_dir&gt;.</text:p>
            <text:p text:style-name="P13">--&gt;When executing script &lt;/home/production/cvs/JSOC/proj/lev0/scripts/hk/dsdf.pl&gt; from cron job.</text:p>
            <text:p text:style-name="P13">--&gt;Check if there is problem. The dayfiles to ingest into data series and delete from directory did not match the count of the dayfiles received.</text:p>
            <text:p text:style-name="P13">--&gt;Possibly a problem ingesting dayfiles in series because of bad setting of SUMSERVER parameter or SUMS could be not available.</text:p>
            <text:p text:style-name="P19">--&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ext:soft-page-break/>
        <table:table-row>
          <table:table-cell table:style-name="Table1.A2" office:value-type="string">
            <text:p text:style-name="P8">3</text:p>
            <text:p text:style-name="P8">(high)</text:p>
            <text:p text:style-name="P11">=&gt;gdfrt.pl</text:p>
            <text:p text:style-name="P8"/>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3">production@j0</text:span></text:a><text:span text:style-name="T4"> cron job to start script. Script at</text:span><text:span text:style-name="T2"> /home/production/cvs/JSOC/proj/lev0/scripts/hk.</text:span></text:p>
            <text:p text:style-name="P3"/>
            <text:p text:style-name="P1"><text:s/>% <text:span text:style-name="T6">gdfrt</text:span><text:span text:style-name="T8">.</text:span><text:span text:style-name="T6">pl</text:span> apid=129 pkt_size=128 </text:p>
            <text:p text:style-name="P1"/>
            <text:p text:style-name="P1">% nohup <text:span text:style-name="T7">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2">(2)Email message in body :Error Message:</text:p>
            <text:p text:style-name="P12">--&gt;Dayfile &lt;/hmisdp-mon/log/packets/0x0081/20100204.0x0081&gt; is not probably there.</text:p>
            <text:p text:style-name="P12">--&gt;This monitor script will continue running and resend another email notice if the data file is there and data starts flowing and stops again.</text:p>
            <text:p text:style-name="P12">--&gt;To restart monitor enter command: <text:s/>/home/production/cvs/JSOC/proj/lev0/scripts/hk/monitor_df_rtmon.pl apid=129</text:p>
            <text:p text:style-name="P18">--&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ext:p text:style-name="P4"/>
            <text:p text:style-name="P4"/>
          </table:table-cell>
        </table:table-row>
        <text:soft-page-break/>
        <table:table-row>
          <table:table-cell table:style-name="Table1.A2" office:value-type="string">
            <text:p text:style-name="P8">4</text:p>
            <text:p text:style-name="P8">(high)</text:p>
            <text:p text:style-name="P11">=&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3">production@j0</text:span></text:a><text:span text:style-name="T4"> cron job to start script. Script at</text:span><text:span text:style-name="T2"> /home/production/cvs/JSOC/proj/lev0/scripts/hk. The cronjob script execution with arguments:</text:span></text:p>
            <text:p text:style-name="P3"/>
            <text:p text:style-name="P1"><text:span text:style-name="T6">gdfrt</text:span><text:span text:style-name="T8">.</text:span><text:span text:style-name="T6">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9">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5</text:p>
            <text:p text:style-name="P8">(low)</text:p>
            <text:p text:style-name="P11">=&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2">Warning Message:</text:p>
            <text:p text:style-name="P12">--&gt;Received count of &lt;1&gt; hkt files and count of &lt;1&gt; xml files from directory &lt;/hmisdp-mon/log/packets&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8">--&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9">(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able:table-cell>
        </table:table-row>
        <text:soft-page-break/>
        <table:table-row>
          <table:table-cell table:style-name="Table1.A2" office:value-type="string">
            <text:p text:style-name="P8">6</text:p>
            <text:p text:style-name="P8">(low)</text:p>
            <text:p text:style-name="P11">=&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0">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9">(Step 1) Check with j0 </text:span>see hmisdp-mon directory. Check if asd dayfile there(apid is 0x81).</text:p>
            <text:p text:style-name="P1"/>
            <text:p text:style-name="P1"><text:span text:style-name="T9">(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
            <text:p text:style-name="P8">8.</text:p>
            <text:p text:style-name="P8">(low)</text:p>
            <text:p text:style-name="P11">=&gt;getdf.pl</text:p>
            <text:p text:style-name="P8"/>
            <text:p text:style-name="P8"/>
            <text:p text:style-name="P8"/>
            <text:p text:style-name="P8"/>
            <text:p text:style-name="P8"/>
            <text:p text:style-name="P8"/>
            <text:p text:style-name="P8"/>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4">Action for Problem Described(1):</text:p>
            <text:p text:style-name="P13">Step(1)(a)Check hsb dayfile have not been already saved to &lt;aia|hmi&gt;.hk_dayfile series. Go to /tmp22/production/lev0/hk_hsb_dayfile and check old dayfiles or use list in warning email to check. Go to JSOC LookupTool and search for entry. For example query for hmi.hk_dayfile[&lt;day date&gt;][][hsb] to check hmi dayfiles(400 values) with apid 445, 481,etc. Check aia apids(500 values) by going to aia.hk_dayfile[&lt;day date&gt;][][hsb]. If dayfile there, then did save the “first created” hsb dayfile created and this dayfile is a reprocessed dayfile so need to save with “hsb_r” source as discussed next. If hsb dayfile “NOT” there, then save this dayfile using source value “hsb” and follow same procedure below for only “old” dayfiles listed in email. Remember the latest dayfiles there should be left alone, since they are saved and removed automatically by cron job at 9pmPDT. </text:p>
            <text:p text:style-name="P13"/>
            <text:p text:style-name="P13">Now we begin a manual process to save hsb dayfiles. See steps 1b-1e.</text:p>
            <text:p text:style-name="P13">Step (1)(b) go to <text:a xlink:type="simple" xlink:href="mailto:production@j0">production@j0</text:a></text:p>
            <text:p text:style-name="P13">% ssh -l production j0</text:p>
            <text:p text:style-name="P13">% cd </text:p>
            <text:p text:style-name="P13">/home/production/cvs/JSOC/proj/lev0/scripts/hk</text:p>
            <text:p text:style-name="P13"/>
            <text:p text:style-name="P13">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text:soft-page-break/>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7">Step 1(e) Clear list of old hsb dayfiles to delete from DF_DELETE_FILE_LIST located in /home/production/cvs/JSOC/proj/lev0/scripts/hk. </text:p>
            <text:p text:style-name="P17">This step needs to be done because the auto script getdf.pl uses DF_DELETE_FILE_LIST file too. It is used to remove hsb dayfiles that have been saved to series.</text:p>
            <text:p text:style-name="Preformatted_20_Text">Step 1(f) Remove files from tmp22/production/lev0/hk_hsb_dayfile. Here is example</text:p>
            <text:p text:style-name="Preformatted_20_Text">Check if this is list want to remove by doing ls command.</text:p>
            <text:p text:style-name="Preformatted_20_Text">%ls /tmp22/production/lev0/hk_hsb_dayfile/*_09_29*</text:p>
            <text:p text:style-name="Preformatted_20_Text"/>
            <text:p text:style-name="Preformatted_20_Text">Now carefully do remove.</text:p>
            <text:p text:style-name="Preformatted_20_Text">%rm /tmp22/production/lev0/hk_hsb_dayfile/*_09_29*</text:p>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9)(high)</text:p>
            <text:p text:style-name="P11">=&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1">Missing records for aia.temperature_summary_300s or/and or hmi.temperature_summary_300s series</text:span>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1">Issue(1):</text:span>The dayfile has missing packets so records created from data are also missing.</text:p>
            <text:p text:style-name="P4"/>
            <text:p text:style-name="P2">ISSUE(2):</text:p>
            <text:p text:style-name="P4">The cronjobs did not run last night because either systems down or retrieve of new moc dayfiles not successful. <text:s text:c="8"/></text:p>
            <text:p text:style-name="P4"/>
            <text:p text:style-name="P4"/>
            <text:p text:style-name="P2">ISSUE (1) and ISSUE (2) effect on level One processing:</text:p>
            <text:p text:style-name="P4">This causes aia and hmi level one to stop processing because it is a requireme<text:soft-page-break/>nt to have 288 records per day in <text:s/>both series.</text:p>
          </table:table-cell>
          <table:table-cell table:style-name="Table1.F2" office:value-type="string">
            <text:p text:style-name="P15">Solution for ISSUE(1):</text:p>
            <text:p text:style-name="P14"/>
            <text:p text:style-name="P16">(1a)Check series for missing records to confirm issue.</text:p>
            <text:p text:style-name="P16">--For apid 19:check hmi.temperature_summary_300s has 288 records per day.</text:p>
            <text:p text:style-name="P16">--&gt;For apid 44: Check</text:p>
            <text:p text:style-name="P16">aia.temperature_summary_300s has 288 records per day.</text:p>
            <text:p text:style-name="P16"><text:s/></text:p>
            <text:p text:style-name="P16">(1b)Check if ran correctly last night by checking log files for rtmon and moc dayfile processing.</text:p>
            <text:p text:style-name="P16">--&gt;Check rtmon logfile at </text:p>
            <text:p text:style-name="P16">/home2/production/cvs/JSOC/proj/lev0/scripts/hk/log_df_rtmon</text:p>
            <text:p text:style-name="P16">--&gt;Check rtmon logfile at </text:p>
            <text:p text:style-name="P16">/home2/production/cvs/JSOC/proj/lev0/scripts/hk/log_df_moc</text:p>
            <text:p text:style-name="P16"/>
            <text:p text:style-name="P16">(1c)Check if dayfile with issue has no errors in xml “quality information” file paired with each dayfile.</text:p>
            <text:p text:style-name="P16">---&gt;Go to datatool and view xml dayfile and check is there is missing data in summary line.</text:p>
            <text:p text:style-name="P16"/>
            <text:p text:style-name="P16">(1d)Email Rock and team effected with issue on findings.</text:p>
            <text:p text:style-name="P16"/>
            <text:p text:style-name="P16">(1e)Implement fix if there is missing data.</text:p>
            <text:p text:style-name="P16">--&gt;Request recreate of moc dayfile with new version. Rock or you can do(see ticket). </text:p>
            <text:p text:style-name="P16">--&gt;When Goddard places new file on moc product server the process will work automatically when the “dsdf.pl moc” is run via Art's script on <text:a xlink:type="simple" xlink:href="mailto:jsoc@j0">jsoc@j0</text:a>.</text:p>
            <text:p text:style-name="P16"/>
            <text:p text:style-name="P16">(1f)Verify gaps were filled by check series records for that day again.</text:p>
            <text:p text:style-name="P16">(1g)If not gap filled then get approvals from Rock to run the set_keys command to fill gaps.</text:p>
            <text:p text:style-name="P16">Here is example of filling gap for time 2010.11.29_20:40:00_UTC where DATE is current UTC time:</text:p>
            <text:p text:style-name="P16"/>
            <text:p text:style-name="Preformatted_20_Text"><text:span text:style-name="T5">set_keys -c ds=hmi.temperature_summary_300s </text:span><text:soft-page-break/><text:span text:style-name="T5">T_START=2010.11.29_20:40:00_UTC NUMPTS=0 DATE=</text:span>2011-011-21T20:01:16Z</text:p>
            <text:p text:style-name="Preformatted_20_Text"/>
            <text:p text:style-name="Preformatted_20_Text"><text:span text:style-name="T11">SIDENOTE:</text:span> Example email to Goddard to recreate dayfile:</text:p>
            <text:p text:style-name="Preformatted_20_Text"/>
            <text:p text:style-name="Preformatted_20_Text">--- Original Message ---</text:p>
            <text:p text:style-name="Preformatted_20_Text">Subject: missing packets in moc level 0(lzp) day file for apid 44 -&gt;0044_2011_012_01.hkt</text:p>
            <text:p text:style-name="Preformatted_20_Text">Date: Fri, 21 Jan 2011 11:26:16 -0800</text:p>
            <text:p text:style-name="Preformatted_20_Text">From: Carl Cimilluca &lt;carl@sun.stanford.edu&gt;</text:p>
            <text:p text:style-name="Preformatted_20_Text">To: Brett Sapper &lt;Brett.P.Sapper@nasa.gov&gt;, <text:s/>Christopher.B.VanDyke@nasa.gov</text:p>
            <text:p text:style-name="Preformatted_20_Text">CC: Rock Bush &lt;rock@solarpost.stanford.edu&gt;, <text:s/>Carl Cimilluca &lt;carl@sun.stanford.edu&gt;</text:p>
            <text:p text:style-name="Preformatted_20_Text"/>
            <text:p text:style-name="Preformatted_20_Text">Brett, Chris,</text:p>
            <text:p text:style-name="Preformatted_20_Text">We are seeing a gap in packets for the moc level 0 dayfile</text:p>
            <text:p text:style-name="Preformatted_20_Text">for apid 44 between these times below.</text:p>
            <text:p text:style-name="Preformatted_20_Text"/>
            <text:p text:style-name="Preformatted_20_Text">2011.01.12_17:40:49.00_UTC</text:p>
            <text:p text:style-name="Preformatted_20_Text">----Gap in packets------</text:p>
            <text:p text:style-name="Preformatted_20_Text">2011.01.12_18:22:29.00_UTC</text:p>
            <text:p text:style-name="Preformatted_20_Text"/>
            <text:p text:style-name="Preformatted_20_Text">This is about a 41 minutes gap where we have no packets. This is about</text:p>
            <text:p text:style-name="Preformatted_20_Text">123 missing packets.</text:p>
            <text:p text:style-name="Preformatted_20_Text"/>
            <text:p text:style-name="Preformatted_20_Text">Can your team recreate an apid 44 dayfile for doy 12 with version </text:p>
            <text:p text:style-name="Preformatted_20_Text">setting to 02(i.e., 0044_2011_012_02.hkt) and drop off file on MOC </text:p>
            <text:p text:style-name="Preformatted_20_Text">Product Server?</text:p>
            <text:p text:style-name="Preformatted_20_Text"/>
            <text:p text:style-name="Preformatted_20_Text"><text:soft-page-break/>Our automatic scripts will pickup dayfile tonight at about 11pm-12am PDT.</text:p>
            <text:p text:style-name="Preformatted_20_Text"/>
            <text:p text:style-name="Preformatted_20_Text">Thanks</text:p>
            <text:p text:style-name="Preformatted_20_Text">Carl Cimilluca</text:p>
            <text:p text:style-name="Preformatted_20_Text">Stanford University- JSOC Team</text:p>
            <text:p text:style-name="Preformatted_20_Text"/>
            <text:p text:style-name="P15">Solution for ISSUE(2):</text:p>
            <text:p text:style-name="P16"/>
            <text:p text:style-name="P16">(2a)Confirm cronjobs did not run last night by checking log files (log-df-moc and log-df-rtmon) at </text:p>
            <text:p text:style-name="P16">j0:/home/production/cvs/JSOC/proj/lev0/scripts/hk.</text:p>
            <text:p text:style-name="P16"/>
            <text:p text:style-name="P16">(2b)If occurred for just that one day because of down systems or failed cronjob then the process will process the moc dayfiles from yesterday and today files tonight and this should fix issue.</text:p>
            <text:p text:style-name="P16"/>
            <text:p text:style-name="P16">(2c)If problem persist fix out source of problem. Possible causes are:</text:p>
            <text:p text:style-name="P16">---down h/w</text:p>
            <text:p text:style-name="P16">---down sums/drms</text:p>
            <text:p text:style-name="P16">---down cronjob for rtmon on <text:a xlink:type="simple" xlink:href="mailto:production@j0">production@j0</text:a></text:p>
            <text:p text:style-name="P16">---down Art's retrieve script of moc down files.</text:p>
            <text:p text:style-name="P16"/>
            <text:p text:style-name="P16">(2d)Once back up, the dayfiles from moc product server should be brought over and the cronjobs for moc should process all dayfiles for all down days. </text:p>
            <text:p text:style-name="P16"/>
            <text:p text:style-name="P16">(2e)The rtmon dayfile load_m3sd processing needs to be done manually,only if needed to fill gaps. Check with Rock. Should save rtmon dayfiles manually using ingest_dayfile.pl for missed days. We save apid 17,19,21,38,40, and 44 dayfiles to dayfile series using source setting “rtmon” by using dayfile on fileserver hmimon-sdp. </text:p>
            <text:p text:style-name="P16"/>
            <text:p text:style-name="P4">Example steps to do:</text:p>
            <text:p text:style-name="P4">===&gt;Login as production@j0.</text:p>
            <text:p text:style-name="P4"><text:soft-page-break/>==&gt;Copy over rtmon files to save to “dropoff” directory from hmimon-sdp. The drop directory is a /tmp22/production/lev0/hk_rtmon_dayfile.</text:p>
            <text:p text:style-name="P4"/>
            <text:p text:style-name="P4">===&gt;go to script directory</text:p>
            <text:p text:style-name="P4">% cd /home/production/cvs/JSOC/proj/lev0/scripts/hk</text:p>
            <text:p text:style-name="P4"/>
            <text:p text:style-name="P4">===&gt;run script using hex value for 129(hex is 81),17(hex is 11), etc:</text:p>
            <text:p text:style-name="P4"/>
            <text:p text:style-name="P7">% ingest_dayfile.pl apid=81 dsnlist=./df_apid_ds_list_for_rtmon src=rtmon merged=0</text:p>
            <text:p text:style-name="P7"/>
            <text:p text:style-name="P7">===&gt;Or do all apid by doing:</text:p>
            <text:p text:style-name="P7"/>
            <text:p text:style-name="P7">% ingest_dayfile.pl apidlist=./df_apid_list_day_file_rtmon start=20080518 end=20080530 dsnlist=./df_apid_ds_list_for_rtmon src=rtmon merged=0</text:p>
            <text:p text:style-name="P16"/>
            <text:p text:style-name="P16">===&gt;clean up by deleting items in DF_DELETE_FILE_LIST_RTMON file</text:p>
            <text:p text:style-name="P16"/>
            <text:p text:style-name="P16">===&gt;clean up by removing files in the “dropoff” directory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16 on <text:s/>1/25/2011)</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1-25T09:52:50</dc:date>
    <meta:printed-by>Carl Cimilluca</meta:printed-by>
    <meta:print-date>2010-06-08T15:00:32</meta:print-date>
    <meta:editing-cycles>75</meta:editing-cycles>
    <meta:editing-duration>PT15H14M20S</meta:editing-duration>
    <meta:user-defined meta:name="Info 1"/>
    <meta:user-defined meta:name="Info 2"/>
    <meta:user-defined meta:name="Info 3"/>
    <meta:user-defined meta:name="Info 4"/>
    <meta:document-statistic meta:table-count="1" meta:image-count="0" meta:object-count="0" meta:page-count="12" meta:paragraph-count="313" meta:word-count="3439" meta:character-count="19636"/>
  </office:meta>
</office:document-meta>
</file>